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1547e4" officeooo:paragraph-rsid="001547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5 /N. Clienti</text:p>
      <text:p text:style-name="P1">1</text:p>
      <text:p text:style-name="P1">8 /N. Mezzi</text:p>
      <text:p text:style-name="P1">12000 <text:s text:c="2"/>16000 <text:s text:c="2"/>0 <text:s text:c="2"/>1550 /x, y, linehaul, backhaul</text:p>
      <text:p text:style-name="P1"/>
      <text:p text:style-name="P1"/>
      <text:p text:style-name="P1">9795 <text:s text:c="2"/>21510 <text:s text:c="2"/>0 <text:s text:c="2"/>549 <text:s text:c="2"/>0</text:p>
      <text:p text:style-name="P1">7758 <text:s text:c="2"/>10895 <text:s text:c="2"/>0 <text:s text:c="2"/>558 <text:s text:c="2"/>0</text:p>
      <text:p text:style-name="P1">12927 <text:s text:c="2"/>2464 <text:s text:c="2"/>0 <text:s text:c="2"/>851 <text:s text:c="2"/>0</text:p>
      <text:p text:style-name="P1">23286 <text:s text:c="2"/>5538 <text:s text:c="2"/>0 <text:s text:c="2"/>388 <text:s text:c="2"/>0</text:p>
      <text:p text:style-name="P1">7416 <text:s text:c="2"/>15826 <text:s text:c="2"/>0 <text:s text:c="2"/>194 <text:s text:c="2"/>0</text:p>
      <text:p text:style-name="P1">21524 <text:s text:c="2"/>24879 <text:s text:c="2"/>483 <text:s text:c="2"/>0 <text:s text:c="2"/>0</text:p>
      <text:p text:style-name="P1">22337 <text:s text:c="2"/>17915 <text:s text:c="2"/>389 <text:s text:c="2"/>0 <text:s text:c="2"/>0</text:p>
      <text:p text:style-name="P1">7642 <text:s text:c="2"/>9722 <text:s text:c="2"/>435 <text:s text:c="2"/>0 <text:s text:c="2"/>0</text:p>
      <text:p text:style-name="P1">3707 <text:s text:c="2"/>20036 <text:s text:c="2"/>452 <text:s text:c="2"/>0 <text:s text:c="2"/>0</text:p>
      <text:p text:style-name="P1">15492 <text:s text:c="2"/>2721 <text:s text:c="2"/>343 <text:s text:c="2"/>0 <text:s text:c="2"/>0</text:p>
      <text:p text:style-name="P1">12430 <text:s text:c="2"/>10638 <text:s text:c="2"/>444 <text:s text:c="2"/>0 <text:s text:c="2"/>0</text:p>
      <text:p text:style-name="P1">13595 <text:s text:c="2"/>1918 <text:s text:c="2"/>350 <text:s text:c="2"/>0 <text:s text:c="2"/>0</text:p>
      <text:p text:style-name="P1">4290 <text:s text:c="2"/>2721 <text:s text:c="2"/>307 <text:s text:c="2"/>0 <text:s text:c="2"/>0</text:p>
      <text:p text:style-name="P1">18684 <text:s text:c="2"/>5268 <text:s text:c="2"/>810 <text:s text:c="2"/>0 <text:s text:c="2"/>0</text:p>
      <text:p text:style-name="P1">8686 <text:s text:c="2"/>9546 <text:s text:c="2"/>1002 <text:s text:c="2"/>0 <text:s text:c="2"/>0</text:p>
      <text:p text:style-name="P1">23140 <text:s text:c="2"/>10989 <text:s text:c="2"/>476 <text:s text:c="2"/>0 <text:s text:c="2"/>0</text:p>
      <text:p text:style-name="P1">5263 <text:s text:c="2"/>14289 <text:s text:c="2"/>674 <text:s text:c="2"/>0 <text:s text:c="2"/>0</text:p>
      <text:p text:style-name="P1">19557 <text:s text:c="2"/>17564 <text:s text:c="2"/>691 <text:s text:c="2"/>0 <text:s text:c="2"/>0</text:p>
      <text:p text:style-name="P1">23281 <text:s text:c="2"/>29684 <text:s text:c="2"/>675 <text:s text:c="2"/>0 <text:s text:c="2"/>0</text:p>
      <text:p text:style-name="P1">374 <text:s text:c="2"/>22683 <text:s text:c="2"/>410 <text:s text:c="2"/>0 <text:s text:c="2"/>0</text:p>
      <text:p text:style-name="P1">18804 <text:s text:c="2"/>9082 <text:s text:c="2"/>351 <text:s text:c="2"/>0 <text:s text:c="2"/>0</text:p>
      <text:p text:style-name="P1">5444 <text:s text:c="2"/>25004 <text:s text:c="2"/>786 <text:s text:c="2"/>0 <text:s text:c="2"/>0</text:p>
      <text:p text:style-name="P1">20390 <text:s text:c="2"/>25745 <text:s text:c="2"/>59 <text:s text:c="2"/>0 <text:s text:c="2"/>0</text:p>
      <text:p text:style-name="P1">4310 <text:s text:c="2"/>21692 <text:s text:c="2"/>362 <text:s text:c="2"/>0 <text:s text:c="2"/>0</text:p>
      <text:p text:style-name="P1">8526 <text:s text:c="2"/>2495 <text:s text:c="2"/>550 <text:s text:c="2"/>0 <text:s text:c="2"/>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1T15:37:11.019796727</dc:date>
    <meta:editing-duration>PT11M32S</meta:editing-duration>
    <meta:editing-cycles>1</meta:editing-cycles>
    <meta:document-statistic meta:table-count="0" meta:image-count="0" meta:object-count="0" meta:page-count="1" meta:paragraph-count="29" meta:word-count="140" meta:character-count="757" meta:non-whitespace-character-count="411"/>
    <meta:generator>LibreOffice/5.2.6.2$Linux_X86_64 LibreOffice_project/20m0$Build-2</meta:generator>
  </office:meta>
</office:document-meta>
</file>